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Liberation Serif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8</text:p>
      <text:p text:style-name="P1">Date <text:s/>: 10.01.2011</text:p>
      <text:p text:style-name="P1"/>
      <text:p text:style-name="P7">AIM:</text:p>
      <text:p text:style-name="P9"><text:tab/></text:p>
      <text:p text:style-name="P9"><text:tab/>Implement BFS Algorithm for searching a vertex in a connected graph.</text:p>
      <text:p text:style-name="P1"/>
      <text:p text:style-name="P1"/>
      <text:p text:style-name="P7">THEORY:</text:p>
      <text:p text:style-name="P5"/>
      <text:p text:style-name="P1">Connected graph : </text:p>
      <text:p text:style-name="P4"><text:tab/>A Graph G is said to be connected if there is at least one path between every pair of vertices in G.</text:p>
      <text:p text:style-name="P4"/>
      <text:p text:style-name="P7">ALGORITHM:</text:p>
      <text:p text:style-name="P5"/>
      <text:p text:style-name="P2">BFS( G : A connected graph)</text:p>
      <text:p text:style-name="P2">{</text:p>
      <text:p text:style-name="P2"><text:tab/>put start node s in OPEN and found=false</text:p>
      <text:p text:style-name="P2"><text:tab/><text:tab/><text:tab/><text:tab/><text:tab/><text:tab/>/* OPEN and CLOSE are queues */</text:p>
      <text:p text:style-name="P2"><text:tab/>while( OPEN = ϕ and found=false)</text:p>
      <text:p text:style-name="P2"><text:tab/>{</text:p>
      <text:p text:style-name="P2"><text:tab/><text:tab/>Remove topmost node n from OPEN to CLOSE</text:p>
      <text:p text:style-name="P2"><text:tab/><text:tab/>Expand n by generating each of its successor n<text:span text:style-name="T1">i</text:span> ( in no partocular order) and place them in OPEN except nodes already <text:tab/><text:tab/><text:tab/><text:tab/>appeared in OPEN or CLOSE.</text:p>
      <text:p text:style-name="P2"><text:tab/><text:tab/>If (any n<text:span text:style-name="T1">i</text:span> is equal to target node)</text:p>
      <text:p text:style-name="P2"><text:tab/><text:tab/>{</text:p>
      <text:p text:style-name="P2"><text:tab/><text:tab/><text:tab/>found=false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(any n<text:span text:style-name="T1">i</text:span> is dead end)</text:p>
      <text:p text:style-name="P2"><text:tab/><text:tab/><text:tab/>{</text:p>
      <text:p text:style-name="P2"><text:tab/><text:tab/><text:tab/><text:tab/>remove it from OPEN and put it into CLOSE</text:p>
      <text:p text:style-name="P2"><text:tab/><text:tab/><text:tab/>}</text:p>
      <text:p text:style-name="P2"><text:tab/><text:tab/>}</text:p>
      <text:p text:style-name="P2"><text:tab/>}</text:p>
      <text:p text:style-name="P2"><text:tab/>if(found=true)</text:p>
      <text:p text:style-name="P2"><text:tab/>{</text:p>
      <text:p text:style-name="P2"><text:tab/><text:tab/>search successful</text:p>
      <text:p text:style-name="P2"><text:tab/>}</text:p>
      <text:p text:style-name="P2"><text:tab/>else</text:p>
      <text:p text:style-name="P2"><text:tab/>{</text:p>
      <text:p text:style-name="P2"><text:tab/><text:tab/>search unsuccessful</text:p>
      <text:p text:style-name="P2"><text:tab/>}</text:p>
      <text:p text:style-name="P2">}</text:p>
      <text:p text:style-name="P3"/>
      <text:p text:style-name="P7">PROGRAM:</text:p>
      <text:p text:style-name="P10"/>
      <text:p text:style-name="P1">bfs.c</text:p>
      <text:p text:style-name="P6"/>
      <text:p text:style-name="P11">/* Author<text:tab/> <text:tab/>: Rakesh Malik</text:p>
      <text:p text:style-name="P11"><text:s/>* Date<text:tab/><text:tab/><text:tab/>: 10.01.2011</text:p>
      <text:p text:style-name="P11"><text:s/>* Subject<text:tab/><text:tab/>: BFS to find a vertex in a graph</text:p>
      <text:p text:style-name="P11"><text:s/>* Assignment no.<text:tab/>: 8</text:p>
      <text:p text:style-name="P11"><text:s/>*/</text:p>
      <text:p text:style-name="P11"/>
      <text:p text:style-name="P11">#include&lt;stdio.h&gt;</text:p>
      <text:p text:style-name="P11">#include"graph.h"</text:p>
      <text:p text:style-name="P11">#include"queue.h"</text:p>
      <text:p text:style-name="P11"/>
      <text:p text:style-name="P11">int bfs(int G[10][10],int v,int v1,int v2);</text:p>
      <text:p text:style-name="P11"/>
      <text:p text:style-name="P11">int main(int argc,char* argv[])</text:p>
      <text:p text:style-name="P11">{</text:p>
      <text:p text:style-name="P11"><text:tab/>int v1,v2,v,G[10][10];</text:p>
      <text:p text:style-name="P11"><text:tab/>char* s[]={"Not found","Found"};</text:p>
      <text:p text:style-name="P11"><text:tab/>if(argc==2)</text:p>
      <text:p text:style-name="P11"><text:tab/><text:tab/>v=getgraph(G,argv[1]);</text:p>
      <text:p text:style-name="P11"><text:tab/>else</text:p>
      <text:p text:style-name="P11"><text:tab/>{</text:p>
      <text:p text:style-name="P11"><text:tab/><text:tab/>fprintf(stderr,"Error!\n");</text:p>
      <text:p text:style-name="P11"><text:tab/><text:tab/>return 1;</text:p>
      <text:p text:style-name="P11"><text:tab/>}</text:p>
      <text:p text:style-name="P11"><text:tab/>printf("Enter starting vertex : ");</text:p>
      <text:p text:style-name="P11"><text:tab/>scanf("%d",&amp;v1);</text:p>
      <text:p text:style-name="P11"><text:tab/>printf("Enter vertex to be searched : ");</text:p>
      <text:p text:style-name="P11"><text:tab/>scanf("%d",&amp;v2);</text:p>
      <text:p text:style-name="P11"><text:tab/>printf("%s\n",s[bfs(G,v,v1,v2)]);</text:p>
      <text:p text:style-name="P11">}</text:p>
      <text:p text:style-name="P11"><text:soft-page-break/></text:p>
      <text:p text:style-name="P11">int bfs(int G[10][10],int v,int v1,int v2)</text:p>
      <text:p text:style-name="P11">{</text:p>
      <text:p text:style-name="P11"><text:tab/>int i,j,temp,flag;</text:p>
      <text:p text:style-name="P11"><text:tab/>int OPEN[MAXQUEUE],OPENfront=-1,OPENrear=-1,CLOSE[MAXQUEUE],CLOSEfront=-1,CLOSErear=-1;</text:p>
      <text:p text:style-name="P11"><text:tab/>ENQUEUE(OPEN,OPENrear,v1);</text:p>
      <text:p text:style-name="P11"><text:tab/>while(1)</text:p>
      <text:p text:style-name="P11"><text:tab/>{</text:p>
      <text:p text:style-name="P11"><text:tab/><text:tab/>temp=DEQUEUE(OPEN,OPENfront,OPENrear);</text:p>
      <text:p text:style-name="P11"><text:tab/><text:tab/>for(i=0;i&lt;v;i++)</text:p>
      <text:p text:style-name="P11"><text:tab/><text:tab/><text:tab/>if(G[temp][i]!=0)</text:p>
      <text:p text:style-name="P11"><text:tab/><text:tab/><text:tab/>{</text:p>
      <text:p text:style-name="P11"><text:tab/><text:tab/><text:tab/><text:tab/>flag=1;</text:p>
      <text:p text:style-name="P11"><text:tab/><text:tab/><text:tab/><text:tab/>for(j=OPENfront+1;j&lt;=OPENrear;j++)</text:p>
      <text:p text:style-name="P11"><text:tab/><text:tab/><text:tab/><text:tab/><text:tab/>if(OPEN[j]==i)</text:p>
      <text:p text:style-name="P11"><text:tab/><text:tab/><text:tab/><text:tab/><text:tab/><text:tab/>flag=0;</text:p>
      <text:p text:style-name="P11"><text:tab/><text:tab/><text:tab/><text:tab/>for(j=CLOSEfront+1;j&lt;=CLOSErear;j++)</text:p>
      <text:p text:style-name="P11"><text:tab/><text:tab/><text:tab/><text:tab/><text:tab/>if(CLOSE[j]==i)</text:p>
      <text:p text:style-name="P11"><text:tab/><text:tab/><text:tab/><text:tab/><text:tab/><text:tab/>flag=0;</text:p>
      <text:p text:style-name="P11"><text:tab/><text:tab/><text:tab/><text:tab/>if(flag==1)</text:p>
      <text:p text:style-name="P11"><text:tab/><text:tab/><text:tab/><text:tab/><text:tab/>ENQUEUE(OPEN,OPENrear,i);</text:p>
      <text:p text:style-name="P11"><text:tab/><text:tab/><text:tab/>}</text:p>
      <text:p text:style-name="P11"><text:tab/><text:tab/>ENQUEUE(CLOSE,CLOSErear,temp);</text:p>
      <text:p text:style-name="P11"><text:tab/><text:tab/>for(j=OPENfront+1;j&lt;=OPENrear;j++)</text:p>
      <text:p text:style-name="P11"><text:tab/><text:tab/><text:tab/>if(OPEN[j]==v2)</text:p>
      <text:p text:style-name="P11"><text:tab/><text:tab/><text:tab/><text:tab/>return 1;</text:p>
      <text:p text:style-name="P11"><text:tab/><text:tab/>for(j=CLOSEfront+1;j&lt;=CLOSErear;j++)</text:p>
      <text:p text:style-name="P11"><text:tab/><text:tab/><text:tab/>if(CLOSE[j]==v2)</text:p>
      <text:p text:style-name="P11"><text:tab/><text:tab/><text:tab/><text:tab/>return 1;</text:p>
      <text:p text:style-name="P11"><text:tab/><text:tab/>if(OPENfront==OPENrear) return 0;</text:p>
      <text:p text:style-name="P11"><text:tab/>}</text:p>
      <text:p text:style-name="P11">}</text:p>
      <text:p text:style-name="P6"/>
      <text:p text:style-name="P1">graph.h</text:p>
      <text:p text:style-name="P6"/>
      <text:p text:style-name="P11">#ifndef __GRAPH_H</text:p>
      <text:p text:style-name="P11">#define __GRAPH_H</text:p>
      <text:p text:style-name="P11">#include&lt;stdio.h&gt;</text:p>
      <text:p text:style-name="P11">#include&lt;ctype.h&gt;</text:p>
      <text:p text:style-name="P11"/>
      <text:p text:style-name="P11">int getgraph(int G[10][10],char *fname)</text:p>
      <text:p text:style-name="P11">{</text:p>
      <text:p text:style-name="P11"><text:tab/>int i,j,v=99999,flag=0;</text:p>
      <text:p text:style-name="P11"><text:tab/>char c;</text:p>
      <text:p text:style-name="P11"><text:tab/>FILE *fp;</text:p>
      <text:p text:style-name="P11"><text:tab/>for(i=0;i&lt;10;i++)</text:p>
      <text:p text:style-name="P11"><text:tab/><text:tab/>for(j=0;j&lt;10;j++)</text:p>
      <text:p text:style-name="P11"><text:tab/><text:tab/><text:tab/>G[i][j]=0;</text:p>
      <text:p text:style-name="P11"><text:tab/>fp=fopen(fname,"r");</text:p>
      <text:p text:style-name="P11"><text:tab/>c=getc(fp);</text:p>
      <text:p text:style-name="P11"><text:tab/>for(i=j=0;feof(fp)==0;)</text:p>
      <text:p text:style-name="P11"><text:tab/>{</text:p>
      <text:p text:style-name="P11"><text:tab/><text:tab/>while(isdigit(c))</text:p>
      <text:p text:style-name="P11"><text:tab/><text:tab/>{</text:p>
      <text:p text:style-name="P11"><text:tab/><text:tab/><text:tab/>G[i][j]=G[i][j]*10+c-'0';</text:p>
      <text:p text:style-name="P11"><text:tab/><text:tab/><text:tab/>c=getc(fp);</text:p>
      <text:p text:style-name="P11"><text:tab/><text:tab/>}</text:p>
      <text:p text:style-name="P11"><text:tab/><text:tab/>i++;</text:p>
      <text:p text:style-name="P11"><text:tab/><text:tab/>flag=0;</text:p>
      <text:p text:style-name="P11"><text:tab/><text:tab/>while(!isdigit(c) &amp;&amp; c!=EOF)</text:p>
      <text:p text:style-name="P11"><text:tab/><text:tab/>{</text:p>
      <text:p text:style-name="P11"><text:tab/><text:tab/><text:tab/>if(c=='\n')</text:p>
      <text:p text:style-name="P11"><text:tab/><text:tab/><text:tab/><text:tab/>flag=1;</text:p>
      <text:p text:style-name="P11"><text:tab/><text:tab/><text:tab/>c=getc(fp);</text:p>
      <text:p text:style-name="P11"><text:tab/><text:tab/>}</text:p>
      <text:p text:style-name="P11"><text:tab/><text:tab/>if(flag==1)</text:p>
      <text:p text:style-name="P11"><text:tab/><text:tab/>{</text:p>
      <text:p text:style-name="P11"><text:tab/><text:tab/><text:tab/>v=i;</text:p>
      <text:p text:style-name="P11"><text:tab/><text:tab/><text:tab/>i=0;</text:p>
      <text:p text:style-name="P11"><text:tab/><text:tab/><text:tab/>j++;</text:p>
      <text:p text:style-name="P11"><text:tab/><text:tab/>}</text:p>
      <text:p text:style-name="P11"><text:tab/>}</text:p>
      <text:p text:style-name="P11"><text:tab/>fclose(fp);</text:p>
      <text:p text:style-name="P11"><text:tab/>return v;</text:p>
      <text:p text:style-name="P11">}</text:p>
      <text:p text:style-name="P11"/>
      <text:p text:style-name="P11">#endif</text:p>
      <text:p text:style-name="P6"/>
      <text:p text:style-name="P1">queue.h</text:p>
      <text:p text:style-name="P6"/>
      <text:p text:style-name="P11">#ifndef __QUEUE_H</text:p>
      <text:p text:style-name="P11">#define __QUEUE_H</text:p>
      <text:p text:style-name="P11"><text:soft-page-break/></text:p>
      <text:p text:style-name="P11">#define MAXQUEUE 100</text:p>
      <text:p text:style-name="P11"/>
      <text:p text:style-name="P11">#define ENQUEUE(queue,rear,item) ((rear&lt;MAXQUEUE)?(queue[++rear]=item):0)</text:p>
      <text:p text:style-name="P11">#define DEQUEUE(queue,front,rear) ((rear&gt;front)?queue[++front]:0)</text:p>
      <text:p text:style-name="P11"/>
      <text:p text:style-name="P11">#endif</text:p>
      <text:p text:style-name="P6"/>
      <text:p text:style-name="P7">OUTPUT:</text:p>
      <text:p text:style-name="P11"/>
      <text:p text:style-name="P11">[rakesh_m@localhost <text:s text:c="6"/>]$ cat G3</text:p>
      <text:p text:style-name="P11">0 1 0 1</text:p>
      <text:p text:style-name="P11">1 0 1 0</text:p>
      <text:p text:style-name="P11">0 1 0 1</text:p>
      <text:p text:style-name="P11">1 0 1 0</text:p>
      <text:p text:style-name="P11">[rakesh_m@localhost <text:s text:c="6"/>]$ cc bfs.c -o bfs.out</text:p>
      <text:p text:style-name="P11">[rakesh_m@localhost <text:s text:c="6"/>]$ ./bfs.out G3</text:p>
      <text:p text:style-name="P11">Enter starting vertex : 1</text:p>
      <text:p text:style-name="P11">Enter vertex to be searched : 4</text:p>
      <text:p text:style-name="P11">Not found</text:p>
      <text:p text:style-name="P11">[rakesh_m@localhost <text:s text:c="6"/>]$ ./bfs.out G3</text:p>
      <text:p text:style-name="P11">Enter starting vertex : 1</text:p>
      <text:p text:style-name="P11">Enter vertex to be searched : 3</text:p>
      <text:p text:style-name="P11">Found</text:p>
      <text:p text:style-name="P11">[rakesh_m@localhost <text:s text:c="6"/>]$ ./bfs.out G3</text:p>
      <text:p text:style-name="P11">Enter starting vertex : 2</text:p>
      <text:p text:style-name="P11">Enter vertex to be searched : 6</text:p>
      <text:p text:style-name="P11">Not found</text:p>
      <text:p text:style-name="P11">[rakesh_m@localhost <text:s text:c="6"/>]$</text:p>
      <text:p text:style-name="P11"/>
      <text:p text:style-name="P7">DISCUSSION:</text:p>
      <text:p text:style-name="P8"/>
      <text:list xml:id="list1456536267" text:style-name="L1">
        <text:list-item>
          <text:list>
            <text:list-item>
              <text:list>
                <text:list-item>
                  <text:p text:style-name="P12">A header file graph.h is used consisting the function getgraph() which takes as input a graph from any file.</text:p>
                </text:list-item>
                <text:list-item>
                  <text:p text:style-name="P12">The adjacency matrix is given as input of any graph.</text:p>
                </text:list-item>
                <text:list-item>
                  <text:p text:style-name="P12">The queue operations are implemented by macro for fexibilit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6T08:28:26</meta:creation-date>
    <dc:date>2011-07-18T09:06:23</dc:date>
    <meta:editing-duration>PT10H49M50S</meta:editing-duration>
    <meta:editing-cycles>200</meta:editing-cycles>
    <meta:generator>OpenOffice.org/3.2$Unix OpenOffice.org_project/320m12$Build-9483</meta:generator>
    <meta:document-statistic meta:table-count="0" meta:image-count="0" meta:object-count="0" meta:page-count="3" meta:paragraph-count="169" meta:word-count="455" meta:character-count="3416"/>
  </office:meta>
</office:document-meta>
</file>